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00000000855000006409CAA078E.jpg" manifest:media-type="image/jpeg"/>
  <manifest:file-entry manifest:full-path="Pictures/100000000000085500000640F3D65425.jpg" manifest:media-type="image/jpeg"/>
  <manifest:file-entry manifest:full-path="Pictures/100000000000085500000640731F75BC.jpg" manifest:media-type="image/jpe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1.612cm"/>
    </style:style>
    <style:style style:name="pr1" style:family="presentation" style:parent-style-name="KohaSlideshow-notes">
      <style:graphic-properties draw:fill-color="#ffffff" draw:auto-grow-height="true" fo:min-height="13.364cm"/>
    </style:style>
    <style:style style:name="pr2" style:family="presentation" style:parent-style-name="Default_20_1-title">
      <style:graphic-properties draw:auto-grow-height="true" fo:min-height="3.006cm"/>
    </style:style>
    <style:style style:name="pr3" style:family="presentation" style:parent-style-name="Default_20_1-outline1">
      <style:graphic-properties draw:auto-grow-height="true" fo:min-height="24.221cm"/>
    </style:style>
    <style:style style:name="pr4" style:family="presentation" style:parent-style-name="Default_20_1-notes">
      <style:graphic-properties draw:fill-color="#ffffff" fo:min-height="13.364cm"/>
    </style:style>
    <style:style style:name="pr5" style:family="presentation" style:parent-style-name="Default_20_1-title">
      <style:graphic-properties fo:min-height="2.756cm"/>
    </style:style>
    <style:style style:name="pr6" style:family="presentation" style:parent-style-name="Default_20_1-outline1">
      <style:graphic-properties fo:min-height="13.61cm"/>
    </style:style>
    <style:style style:name="pr7" style:family="presentation" style:parent-style-name="Default_20_1-notes">
      <style:graphic-properties draw:fill-color="#ffffff" fo:min-height="13.114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text-properties fo:font-size="12pt" style:font-size-asian="20pt" style:font-size-complex="20pt"/>
    </style:style>
    <style:style style:name="P4" style:family="paragraph">
      <style:text-properties fo:font-size="16pt" style:font-size-asian="16pt" style:font-size-complex="1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2pt" style:font-size-asian="20pt" style:font-size-complex="20pt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ohaSlideshow" presentation:presentation-page-layout-name="AL1T1" draw:id="id1">
        <office:forms form:automatic-focus="false" form:apply-design-mode="false"/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1" draw:id="id2">
        <office:forms form:automatic-focus="false" form:apply-design-mode="false"/>
        <draw:frame presentation:style-name="pr2" draw:text-style-name="P1" draw:layer="layout" svg:width="25.199cm" svg:height="3.006cm" svg:x="1.301cm" svg:y="3cm" presentation:class="title" presentation:user-transformed="true">
          <draw:text-box>
            <text:p><text:span text:style-name="T1">Our clients</text:span></text:p>
          </draw:text-box>
        </draw:frame>
        <draw:frame presentation:style-name="pr3" draw:text-style-name="P2" draw:layer="layout" svg:width="25.5cm" svg:height="24.221cm" svg:x="1cm" svg:y="6cm" presentation:class="outline" presentation:user-transformed="true">
          <draw:text-box>
            <text:list text:style-name="L2">
              <text:list-item>
                <text:p text:style-name="P2"><text:span text:style-name="T2"><text:s/></text:span><text:span text:style-name="T2">Albany Senior High School <text:s/></text:span><text:span text:style-name="T2"><text:tab/></text:span></text:p>
              </text:list-item>
              <text:list-item>
                <text:p text:style-name="P2"><text:span text:style-name="T2"><text:s/></text:span><text:span text:style-name="T2">Department of Corrections <text:s/></text:span><text:span text:style-name="T2"><text:tab/></text:span></text:p>
              </text:list-item>
              <text:list-item>
                <text:p text:style-name="P2"><text:span text:style-name="T2"><text:s/></text:span><text:span text:style-name="T2">Department of Internal Affairs <text:s/></text:span></text:p>
              </text:list-item>
              <text:list-item>
                <text:p text:style-name="P2"><text:span text:style-name="T2"><text:s/></text:span><text:span text:style-name="T2">Education Review Office <text:s/></text:span></text:p>
              </text:list-item>
              <text:list-item>
                <text:p text:style-name="P2"><text:span text:style-name="T2"><text:s/></text:span><text:span text:style-name="T2">Hauraki District Council – 6 branches </text:span><text:span text:style-name="T2"><text:tab/></text:span><text:span text:style-name="T2"> </text:span></text:p>
              </text:list-item>
              <text:list-item>
                <text:p text:style-name="P2"><text:span text:style-name="T2"><text:s/></text:span><text:span text:style-name="T2">Horowhenua District Council – 4 branches</text:span></text:p>
              </text:list-item>
              <text:list-item>
                <text:p text:style-name="P2"><text:span text:style-name="T2"><text:s/></text:span><text:span text:style-name="T2">Mental Health Education &amp; Resource Centre <text:s/></text:span><text:span text:style-name="T2"><text:tab/></text:span><text:span text:style-name="T2"> </text:span></text:p>
              </text:list-item>
              <text:list-item>
                <text:p text:style-name="P2"><text:span text:style-name="T2"><text:s/></text:span><text:span text:style-name="T2">Ministry of Education </text:span></text:p>
              </text:list-item>
              <text:list-item>
                <text:p text:style-name="P2"><text:span text:style-name="T2"><text:s/></text:span><text:span text:style-name="T2">New Zealand Educational Institute</text:span></text:p>
              </text:list-item>
              <text:list-item>
                <text:p text:style-name="P2"><text:span text:style-name="T2"><text:s/></text:span><text:span text:style-name="T2">New Zealand Institute of Chartered Accountants</text:span><text:span text:style-name="T2"><text:tab/>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2cm" svg:x="0.004cm" svg:y="0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1T1" draw:id="id3">
        <office:forms form:automatic-focus="false" form:apply-design-mode="false"/>
        <draw:frame presentation:style-name="pr5" draw:text-style-name="P1" draw:layer="layout" svg:width="25.199cm" svg:height="2.756cm" svg:x="1.301cm" svg:y="3.125cm" presentation:class="title">
          <draw:text-box>
            <text:p><text:span text:style-name="T1">Our clients cont.</text:span></text:p>
          </draw:text-box>
        </draw:frame>
        <draw:frame presentation:style-name="pr6" draw:layer="layout" svg:width="25.199cm" svg:height="13.61cm" svg:x="1.301cm" svg:y="7cm" presentation:class="outline" presentation:user-transformed="true">
          <draw:text-box>
            <text:list text:style-name="L2">
              <text:list-header>
                <text:p><text:span text:style-name="T3"/></text:p>
                <text:p><text:span text:style-name="T3"/></text:p>
                <text:p><text:span text:style-name="T3"/></text:p>
              </text:list-header>
            </text:list>
          </draw:text-box>
        </draw:frame>
        <draw:frame draw:style-name="gr2" draw:text-style-name="P2" draw:layer="layout" svg:width="25.557cm" svg:height="14.283cm" svg:x="1.554cm" svg:y="3.973cm">
          <draw:text-box>
            <text:list text:style-name="L2">
              <text:list-header>
                <text:p text:style-name="P2"><text:span text:style-name="T2"/></text:p>
              </text:list-header>
              <text:list-item>
                <text:p text:style-name="P2"><text:span text:style-name="T2"><text:s/></text:span><text:span text:style-name="T2">NIWA <text:s/></text:span><text:span text:style-name="T2"><text:tab/></text:span></text:p>
              </text:list-item>
              <text:list-item>
                <text:p text:style-name="P2"><text:span text:style-name="T2"><text:s/></text:span><text:span text:style-name="T2">Opus <text:s/></text:span><text:span text:style-name="T2"><text:tab/></text:span></text:p>
              </text:list-item>
              <text:list-item>
                <text:p text:style-name="P2"><text:span text:style-name="T2"><text:s/></text:span><text:span text:style-name="T2">Plant and Food </text:span></text:p>
              </text:list-item>
              <text:list-item>
                <text:p text:style-name="P2"><text:span text:style-name="T2"><text:s/></text:span><text:span text:style-name="T2">Rangitikei District Libraries – 5 branches</text:span></text:p>
              </text:list-item>
              <text:list-item>
                <text:p text:style-name="P2"><text:span text:style-name="T2"><text:s/></text:span><text:span text:style-name="T2">Reserve Bank of New Zealand</text:span></text:p>
              </text:list-item>
              <text:list-item>
                <text:p text:style-name="P2"><text:span text:style-name="T2"><text:s/></text:span><text:span text:style-name="T2">South Taranaki District Council - 7 branches </text:span></text:p>
              </text:list-item>
              <text:list-item>
                <text:p text:style-name="P2"><text:span text:style-name="T2">The Treasury/State Services Commission/Department of Prime Minister and Cabinet</text:span></text:p>
              </text:list-item>
              <text:list-item>
                <text:p text:style-name="P2"><text:span text:style-name="T2"><text:s/></text:span><text:span text:style-name="T2">Waimate DC Libraries </text:span></text:p>
              </text:list-item>
              <text:list-item>
                <text:p text:style-name="P2"><text:span text:style-name="T2"><text:s/></text:span><text:span text:style-name="T2">Waitaki District Council – 6 branches </text:span></text:p>
              </text:list-item>
              <text:list-item>
                <text:p text:style-name="P2"><text:span text:style-name="T2">Development for a couple of the worlds bigger Koha companies</text:span></text:p>
              </text:list-item>
              <text:list-item>
                <text:p text:style-name="P2"><text:span text:style-name="T2">Other bits'n'bobs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7" draw:text-style-name="P3" draw:layer="layout" svg:width="16.799cm" svg:height="14.221cm" svg:x="2.1cm" svg:y="14.107cm" presentation:class="notes" presentation:user-transformed="true">
            <draw:text-box>
              <text:p><text:span text:style-name="T4">Guy Reynolds</text:span></text:p>
              <text:p><text:span text:style-name="T4">Department of Corrections</text:span></text:p>
              <text:p><text:span text:style-name="T4"/></text:p>
              <text:p><text:span text:style-name="T4">Brent McIntyre</text:span></text:p>
              <text:p><text:span text:style-name="T4">Parliamentary Library</text:span></text:p>
              <text:p><text:span text:style-name="T4"/></text:p>
              <text:p><text:span text:style-name="T4">Gabrielle Hikaka</text:span></text:p>
              <text:p><text:span text:style-name="T4">Te Puni Kōkiri/Ministry of Maori Development</text:span></text:p>
              <text:p><text:span text:style-name="T4"/></text:p>
              <text:p><text:span text:style-name="T4">Jean McCracken +1</text:span></text:p>
              <text:p><text:span text:style-name="T4">Statistics NZ</text:span></text:p>
              <text:p><text:span text:style-name="T4"/></text:p>
              <text:p><text:span text:style-name="T4">Rachel Asi and Maria Nagelkerke</text:span></text:p>
              <text:p><text:span text:style-name="T4">Dept of Internal Affairs</text:span></text:p>
              <text:p><text:span text:style-name="T4"/></text:p>
              <text:p><text:span text:style-name="T4">Ursula Clarke</text:span></text:p>
              <text:p><text:span text:style-name="T4">Ministry of Business, Innovation and Employment (MED)</text:span></text:p>
              <text:p><text:span text:style-name="T4"/></text:p>
              <text:p><text:span text:style-name="T4">Diana Maunder, Sarina Sircombe </text:span></text:p>
              <text:p><text:span text:style-name="T4">National Assessments Bureau - Dept of the Prime Minister and Cabinet</text:span></text:p>
              <text:p><text:span text:style-name="T4"/></text:p>
              <text:p><text:span text:style-name="T4">Tim Hannah and Hilary Rendell (Current Clients)</text:span></text:p>
              <text:p><text:span text:style-name="T4">Ministry of Education </text:span></text:p>
              <text:p><text:span text:style-name="T4"/></text:p>
              <text:p><text:span text:style-name="T4">Hannah Benbow +3 (Current Clients)</text:span></text:p>
              <text:p><text:span text:style-name="T4">Central agencies shared services centre - Koha for Treasury, SSC and DPMC (but not National Assessments Bureau)</text:span></text:p>
              <text:p><text:span text:style-name="T4"/></text:p>
              <text:p><text:span text:style-name="T4">Reserve Bank of NZ (Current Clients)</text:span></text:p>
              <text:p><text:span text:style-name="T4">Raewyn Peters </text:span></text:p>
            </draw:text-box>
          </draw:frame>
        </presentation:notes>
      </draw:page>
      <draw:page draw:name="page4" draw:style-name="dp1" draw:master-page-name="Default_20_1" presentation:presentation-page-layout-name="AL1T1" draw:id="id4">
        <office:forms form:automatic-focus="false" form:apply-design-mode="false"/>
        <draw:frame presentation:style-name="pr5" draw:text-style-name="P1" draw:layer="layout" svg:width="25.199cm" svg:height="2.756cm" svg:x="1.301cm" svg:y="3.236cm" presentation:class="title" presentation:user-transformed="true">
          <draw:text-box>
            <text:p><text:span text:style-name="T1">If you wanna put em in boxes that's:</text:span></text:p>
          </draw:text-box>
        </draw:frame>
        <draw:frame presentation:style-name="pr6" draw:text-style-name="P4" draw:layer="layout" svg:width="25.199cm" svg:height="13.697cm" svg:x="1.301cm" svg:y="6.5cm" presentation:class="outline" presentation:user-transformed="true">
          <draw:text-box>
            <text:list text:style-name="L2">
              <text:list-item>
                <text:p text:style-name="P4"><text:span text:style-name="T2">7 Government departments (3 of them share a Koha)</text:span></text:p>
              </text:list-item>
              <text:list-item>
                <text:p text:style-name="P4"><text:span text:style-name="T2">6 District Councils serving 29 libraries</text:span></text:p>
              </text:list-item>
              <text:list-item>
                <text:p text:style-name="P4"><text:span text:style-name="T2">2 Crown research institutes</text:span></text:p>
              </text:list-item>
              <text:list-item>
                <text:p text:style-name="P4"><text:span text:style-name="T2">1 Crown entity</text:span></text:p>
              </text:list-item>
              <text:list-item>
                <text:p text:style-name="P4"><text:span text:style-name="T2">1 high school</text:span></text:p>
              </text:list-item>
              <text:list-item>
                <text:p text:style-name="P4"><text:span text:style-name="T2">1 trade union</text:span></text:p>
              </text:list-item>
              <text:list-item>
                <text:p text:style-name="P4"><text:span text:style-name="T2">1 charitable trust</text:span></text:p>
              </text:list-item>
              <text:list-item>
                <text:p text:style-name="P4"><text:span text:style-name="T2">1 consultancy company</text:span></text:p>
                <text:p text:style-name="P4"><text:span text:style-name="T5"/></text:p>
                <text:p text:style-name="P4"><text:span text:style-name="T5"/></text:p>
                <text:p text:style-name="P4"><text:span text:style-name="T5"/></text:p>
                <text:p text:style-name="P4"><text:span text:style-name="T5"/>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7" draw:layer="layout" svg:width="16.799cm" svg:height="13.114cm" svg:x="2.1cm" svg:y="14.107cm" presentation:class="notes">
            <draw:text-box>
              <text:list text:style-name="L1">
                <text:list-item>
                  <text:p><text:span text:style-name="T3">Everyone in this room (or at the least each organisation represented here today) has either attended the Koha user day, or attended another Koha demo at some stage.</text:span></text:p>
                </text:list-item>
              </text:list>
            </draw:text-box>
          </draw:frame>
        </presentation:notes>
      </draw:page>
      <draw:page draw:name="page5" draw:style-name="dp1" draw:master-page-name="Default_20_1" presentation:presentation-page-layout-name="AL1T1" draw:id="id5">
        <office:forms form:automatic-focus="false" form:apply-design-mode="false"/>
        <draw:frame presentation:style-name="pr6" draw:layer="layout" svg:width="25.199cm" svg:height="13.61cm" svg:x="1.301cm" svg:y="7cm" presentation:class="outline" presentation:user-transformed="true">
          <draw:text-box>
            <text:list text:style-name="L2">
              <text:list-header>
                <text:p/>
                <text:p><text:s text:c="3"/>10 hosted Clients <text:s/>/ <text:s/>9 that we look after remotely</text:p>
              </text:list-header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1T1" draw:id="id6">
        <office:forms form:automatic-focus="false" form:apply-design-mode="false"/>
        <draw:frame presentation:style-name="pr5" draw:layer="layout" svg:width="25.199cm" svg:height="2.756cm" svg:x="1.301cm" svg:y="3.125cm" presentation:class="title" presentation:placeholder="true">
          <draw:text-box/>
        </draw:frame>
        <draw:frame presentation:style-name="pr6" draw:layer="layout" svg:width="25.199cm" svg:height="13.61cm" svg:x="1.301cm" svg:y="7cm" presentation:class="outline" presentation:placeholder="true">
          <draw:text-box/>
        </draw:frame>
        <anim:par presentation:node-type="timing-root">
          <anim:par smil:begin="id6.begin">
            <anim:transitionFilter smil:dur="2s" smil:type="fade" smil:subtype="crossfade"/>
          </anim:par>
        </anim:par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Z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NZ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NZ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NZ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en" fo:country="NZ" fo:font-style="italic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NZ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Bullet_20_Symbols" style:display-name="Bullet Symbols" style:family="graphic">
      <style:paragraph-properties style:text-autospace="none"/>
      <style:text-properties style:use-window-font-color="true" fo:font-family="OpenSymbol, 'Arial Unicode MS'" fo:font-size="12pt" fo:language="en" fo:country="NZ" style:font-family-asian="OpenSymbol, 'Arial Unicode MS'" style:language-asian="zh" style:country-asian="CN" style:font-family-complex="OpenSymbol, 'Arial Unicode MS'" style:font-size-complex="12pt"/>
    </style:style>
    <style:style style:name="Teletype" style:family="graphic">
      <style:paragraph-properties style:text-autospace="none"/>
      <style:text-properties style:use-window-font-color="true" fo:font-family="'DejaVu Sans Mono'" style:font-family-generic="modern" style:font-pitch="fixed" fo:font-size="12pt" fo:language="en" fo:country="NZ" style:font-family-asian="'DejaVu Sans'" style:font-family-generic-asian="modern" style:font-pitch-asian="fixed" style:language-asian="zh" style:country-asian="CN" style:font-family-complex="'DejaVu Sans Mono'" style:font-family-generic-complex="modern" style:font-pitch-complex="fixed" style:font-size-complex="12pt"/>
    </style:style>
    <style:style style:name="KohaSlideshow-background" style:family="presentation">
      <style:graphic-properties draw:stroke="none" draw:fill="none"/>
      <style:text-properties style:letter-kerning="true"/>
    </style:style>
    <style:style style:name="KohaSlideshow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ohaSlideshow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ohaSlideshow-outline1" style:family="presentation">
      <style:graphic-properties draw:stroke="none" draw:fill="none">
        <text:list-style style:name="KohaSlidesh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ohaSlideshow-outline2" style:family="presentation" style:parent-style-name="KohaSlideshow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KohaSlideshow-outline3" style:family="presentation" style:parent-style-name="KohaSlideshow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KohaSlideshow-outline4" style:family="presentation" style:parent-style-name="KohaSlideshow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KohaSlideshow-outline5" style:family="presentation" style:parent-style-name="KohaSlideshow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ohaSlideshow-outline6" style:family="presentation" style:parent-style-name="KohaSlideshow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ohaSlideshow-outline7" style:family="presentation" style:parent-style-name="KohaSlideshow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ohaSlideshow-outline8" style:family="presentation" style:parent-style-name="KohaSlideshow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ohaSlideshow-outline9" style:family="presentation" style:parent-style-name="KohaSlideshow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ohaSlideshow-subtitle" style:family="presentation">
      <style:graphic-properties draw:stroke="none" draw:fill="none" draw:textarea-vertical-align="middle">
        <text:list-style style:name="KohaSlidesh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ohaSlideshow-title" style:family="presentation">
      <style:graphic-properties draw:stroke="none" draw:fill="none" draw:textarea-vertical-align="middle">
        <text:list-style style:name="KohaSlidesh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SimSun" style:font-family-generic-asian="system" style:font-pitch-asian="variable" style:font-size-asian="26pt" style:font-style-asian="normal" style:font-weight-asian="normal" style:font-family-complex="'Lucida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2pt" style:font-size-asian="22pt" style:font-size-complex="22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0pt" style:font-size-asian="20pt" style:font-size-complex="20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16pt" style:font-size-asian="16pt" style:font-size-complex="16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16pt" style:font-size-asian="16pt" style:font-size-complex="16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16pt" style:font-size-asian="16pt" style:font-size-complex="16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16pt" style:font-size-asian="16pt" style:font-size-complex="16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16pt" style:font-size-asian="16pt" style:font-size-complex="16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16pt" style:font-size-asian="16pt" style:font-size-complex="16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swiss" style:font-pitch="variable" fo:font-size="36pt" fo:font-style="normal" fo:text-shadow="none" style:text-underline-style="none" fo:font-weight="bold" style:letter-kerning="true" style:font-family-asian="SimSun" style:font-family-generic-asian="system" style:font-pitch-asian="variable" style:font-size-asian="36pt" style:font-style-asian="normal" style:font-weight-asian="bold" style:font-family-complex="'Lucida Sans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SimSun" style:font-family-generic-asian="system" style:font-pitch-asian="variable" style:font-size-asian="26pt" style:font-style-asian="normal" style:font-weight-asian="normal" style:font-family-complex="'Lucida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2pt" style:font-size-asian="22pt" style:font-size-complex="22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18pt" style:font-size-asian="18pt" style:font-size-complex="18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16pt" style:font-size-asian="16pt" style:font-size-complex="16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16pt" style:font-size-asian="16pt" style:font-size-complex="16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16pt" style:font-size-asian="16pt" style:font-size-complex="16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16pt" style:font-size-asian="16pt" style:font-size-complex="16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16pt" style:font-size-asian="16pt" style:font-size-complex="16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6pt" fo:font-style="normal" fo:text-shadow="none" style:text-underline-style="none" fo:font-weight="bold" style:letter-kerning="true" style:font-family-asian="SimSun" style:font-family-generic-asian="system" style:font-pitch-asian="variable" style:font-size-asian="36pt" style:font-style-asian="normal" style:font-weight-asian="bold" style:font-family-complex="'Lucida Sans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ohaSlideshow-backgroundobjects">
      <style:graphic-properties draw:stroke="none" draw:fill="none" draw:fill-color="#ffffff" draw:auto-grow-height="false" fo:min-height="1.485cm"/>
    </style:style>
    <style:style style:name="Mpr2" style:family="presentation" style:parent-style-name="KohaSlideshow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KohaSlideshow" style:page-layout-name="PM1" draw:style-name="Mdp1">
      <draw:frame presentation:style-name="KohaSlideshow-title" draw:layer="backgroundobjects" svg:width="25.199cm" svg:height="3.506cm" svg:x="1.301cm" svg:y="0.494cm" presentation:class="title" presentation:placeholder="true">
        <draw:text-box/>
      </draw:frame>
      <draw:frame presentation:style-name="KohaSlideshow-outline1" draw:layer="backgroundobjects" svg:width="25.199cm" svg:height="13.86cm" svg:x="1.301cm" svg:y="6cm" presentation:class="outline" presentation:placeholder="true">
        <draw:text-box/>
      </draw:frame>
      <draw:frame draw:style-name="Mgr3" draw:text-style-name="MP3" draw:layer="backgroundobjects" svg:width="27.995cm" svg:height="20.999cm" svg:x="0.005cm" svg:y="0cm">
        <draw:image xlink:href="Pictures/1000000000000855000006409CAA078E.jpg" xlink:type="simple" xlink:show="embed" xlink:actuate="onLoad">
          <text:p/>
        </draw:image>
      </draw:frame>
      <presentation:notes style:page-layout-name="PM0">
        <draw:page-thumbnail presentation:style-name="KohaSlideshow-title" draw:layer="backgroundobjects" svg:width="14.848cm" svg:height="11.136cm" svg:x="3.075cm" svg:y="2.257cm" presentation:class="page"/>
        <draw:frame presentation:style-name="KohaSlideshow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3" draw:text-style-name="MP3" draw:layer="backgroundobjects" svg:width="27.995cm" svg:height="20.999cm" svg:x="0.007cm" svg:y="0.041cm">
        <draw:image xlink:href="Pictures/100000000000085500000640731F75BC.jpg" xlink:type="simple" xlink:show="embed" xlink:actuate="onLoad">
          <text:p/>
        </draw:image>
      </draw:frame>
      <draw:frame presentation:style-name="Default_20_1-title" draw:layer="backgroundobjects" svg:width="25.199cm" svg:height="3.006cm" svg:x="1.301cm" svg:y="3cm" presentation:class="title" presentation:placeholder="true">
        <draw:text-box/>
      </draw:frame>
      <draw:frame presentation:style-name="Default_20_1-outline1" draw:layer="backgroundobjects" svg:width="25.199cm" svg:height="13.86cm" svg:x="1.301cm" svg:y="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style-name="Mgr3" draw:text-style-name="MP3" draw:layer="backgroundobjects" svg:width="27.995cm" svg:height="20.999cm" svg:x="0cm" svg:y="0.001cm">
        <draw:image xlink:href="Pictures/100000000000085500000640F3D65425.jpg" xlink:type="simple" xlink:show="embed" xlink:actuate="onLoad">
          <text:p/>
        </draw:image>
      </draw:frame>
      <draw:frame presentation:style-name="Default_20_2-title" draw:layer="backgroundobjects" svg:width="25.199cm" svg:height="3.506cm" svg:x="1.401cm" svg:y="3cm" presentation:class="title" presentation:placeholder="true">
        <draw:text-box/>
      </draw:frame>
      <draw:frame presentation:style-name="Default_20_2-outline1" draw:layer="backgroundobjects" svg:width="25.199cm" svg:height="13.86cm" svg:x="1.401cm" svg:y="6.7cm" presentation:class="outline" presentation:placeholder="true">
        <draw:text-box/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8-15T13:46:43</meta:creation-date>
    <meta:editing-duration>PT23H58M01S</meta:editing-duration>
    <meta:editing-cycles>13</meta:editing-cycles>
    <meta:generator>OpenOffice.org/3.2$Unix OpenOffice.org_project/320m12$Build-9483</meta:generator>
    <meta:initial-creator>Kathryn Tyree</meta:initial-creator>
    <dc:date>2013-03-20T09:30:13</dc:date>
    <dc:creator>Kathryn Tyree</dc:creator>
    <meta:printed-by>Kathryn Tyree</meta:printed-by>
    <meta:print-date>2012-08-16T11:27:45</meta:print-date>
    <meta:document-statistic meta:object-count="59"/>
  </office:meta>
</office:document-meta>
</file>